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33.92mm"/>
    </style:style>
    <style:style style:name="co7" style:family="table-column">
      <style:table-column-properties fo:break-before="auto" style:column-width="45.07mm"/>
    </style:style>
    <style:style style:name="co8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 style:data-style-name="N61"/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7.41mm" svg:y="296.97mm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1.56mm" svg:y="207.13mm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4mm" svg:x="8.08mm" svg:y="168.67mm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2.4mm" svg:height="101.6mm" svg:x="514.54mm" svg:y="120.32mm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152.4mm" svg:height="101.6mm" svg:x="511.79mm" svg:y="9.04mm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152.4mm" svg:height="101.6mm" svg:x="351.46mm" svg:y="120.87mm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152.4mm" svg:height="101.6mm" svg:x="349.8mm" svg:y="6.89mm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  <draw:frame draw:z-index="7" draw:style-name="gr1" draw:text-style-name="P1" svg:width="152.4mm" svg:height="101.6mm" svg:x="351.19mm" svg:y="230.79mm">
            <draw:object draw:notify-on-update-of-ranges="Sheet1.I18:Sheet1.I23 Sheet1.J17:Sheet1.J17 Sheet1.J18:Sheet1.J23 Sheet1.I18:Sheet1.I23 Sheet1.K17:Sheet1.K17 Sheet1.K18:Sheet1.K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0328" calcext:value-type="float">
            <text:p>10328</text:p>
          </table:table-cell>
          <table:table-cell table:style-name="Default" office:value-type="float" office:value="4.55343110943" calcext:value-type="float">
            <text:p>4,55343110943</text:p>
          </table:table-cell>
          <table:table-cell office:value-type="float" office:value="0.00201765159635" calcext:value-type="float">
            <text:p>0,00201765159635</text:p>
          </table:table-cell>
          <table:table-cell table:formula="of:=[.D8]*1000" office:value-type="float" office:value="2.01765159635" calcext:value-type="float">
            <text:p>2,01765159635</text:p>
          </table:table-cell>
          <table:table-cell table:style-name="ce3" office:value-type="float" office:value="0.4603638" calcext:value-type="float">
            <text:p>4,60E-01</text:p>
          </table:table-cell>
          <table:table-cell table:style-name="ce5" office:value-type="float" office:value="0.6" calcext:value-type="float">
            <text:p>6,00E-01</text:p>
          </table:table-cell>
          <table:table-cell table:style-name="ce3" office:value-type="float" office:value="0.6478652" calcext:value-type="float">
            <text:p>6,48E-01</text:p>
          </table:table-cell>
          <table:table-cell table:style-name="ce6" table:formula="of:=([.G8]-[.F8])*1000" office:value-type="float" office:value="139.6362" calcext:value-type="float">
            <text:p>139,6362</text:p>
          </table:table-cell>
          <table:table-cell table:style-name="ce5" table:formula="of:=([.H8]-[.F8])*1000" office:value-type="float" office:value="187.5014" calcext:value-type="float">
            <text:p>1,88E+02</text:p>
          </table:table-cell>
          <table:table-cell table:formula="of:=([.F8]-[.F9])*100/[.F8]" office:value-type="float" office:value="-0.165651599886873" calcext:value-type="float">
            <text:p>-0,165651599886873</text:p>
          </table:table-cell>
          <table:table-cell table:formula="of:=1*0.22*0.09*2" office:value-type="float" office:value="0.0396" calcext:value-type="float">
            <text:p>0,0396</text:p>
          </table:table-cell>
          <table:table-cell table:formula="of:=(-[.C8]/[.L8]-100)/1000" office:value-type="float" office:value="-0.214985634076515" calcext:value-type="float">
            <text:p>-0,214985634076515</text:p>
          </table:table-cell>
          <table:table-cell table:formula="of:=[.I8]-[.M8]" office:value-type="float" office:value="139.851185634077" calcext:value-type="float">
            <text:p>139,851185634077</text:p>
          </table:table-cell>
          <table:table-cell table:formula="of:=[.M8]/[.I8]" office:value-type="float" office:value="-0.00153961246493757" calcext:value-type="float">
            <text:p>-0,00153961246493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5275" calcext:value-type="float">
            <text:p>25275</text:p>
          </table:table-cell>
          <table:table-cell table:style-name="Default" office:value-type="float" office:value="4.84322177847" calcext:value-type="float">
            <text:p>4,84322177847</text:p>
          </table:table-cell>
          <table:table-cell office:value-type="float" office:value="0.00195454266362" calcext:value-type="float">
            <text:p>0,00195454266362</text:p>
          </table:table-cell>
          <table:table-cell table:formula="of:=[.D9]*1000" office:value-type="float" office:value="1.95454266362" calcext:value-type="float">
            <text:p>1,95454266362</text:p>
          </table:table-cell>
          <table:table-cell table:style-name="ce3" office:value-type="float" office:value="0.4611264" calcext:value-type="float">
            <text:p>4,61E-01</text:p>
          </table:table-cell>
          <table:table-cell table:style-name="ce5" office:value-type="float" office:value="0.6" calcext:value-type="float">
            <text:p>6,00E-01</text:p>
          </table:table-cell>
          <table:table-cell table:style-name="ce3" office:value-type="float" office:value="0.6439689" calcext:value-type="float">
            <text:p>6,44E-01</text:p>
          </table:table-cell>
          <table:table-cell table:style-name="ce6" table:formula="of:=([.G9]-[.F9])*1000" office:value-type="float" office:value="138.8736" calcext:value-type="float">
            <text:p>138,8736</text:p>
          </table:table-cell>
          <table:table-cell table:style-name="ce5" table:formula="of:=([.H9]-[.F9])*1000" office:value-type="float" office:value="182.8425" calcext:value-type="float">
            <text:p>1,83E+02</text:p>
          </table:table-cell>
          <table:table-cell table:formula="of:=([.F9]-[.F10])*100/[.F9]" office:value-type="float" office:value="-0.967196846678052" calcext:value-type="float">
            <text:p>-0,967196846678052</text:p>
          </table:table-cell>
          <table:table-cell table:formula="of:=1*0.22*0.09*2" office:value-type="float" office:value="0.0396" calcext:value-type="float">
            <text:p>0,0396</text:p>
          </table:table-cell>
          <table:table-cell table:formula="of:=(-[.C9]/[.L9]-100000)/1000/1000" office:value-type="float" office:value="-0.100122303580264" calcext:value-type="float">
            <text:p>-0,100122303580264</text:p>
          </table:table-cell>
          <table:table-cell table:formula="of:=[.I9]-[.M9]" office:value-type="float" office:value="138.97372230358" calcext:value-type="float">
            <text:p>138,9737223035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44380" calcext:value-type="float">
            <text:p>44380</text:p>
          </table:table-cell>
          <table:table-cell table:style-name="Default" office:value-type="float" office:value="4.96062138575" calcext:value-type="float">
            <text:p>4,96062138575</text:p>
          </table:table-cell>
          <table:table-cell office:value-type="float" office:value="0.00193658190446" calcext:value-type="float">
            <text:p>0,00193658190446</text:p>
          </table:table-cell>
          <table:table-cell table:formula="of:=[.D10]*1000" office:value-type="float" office:value="1.93658190446" calcext:value-type="float">
            <text:p>1,93658190446</text:p>
          </table:table-cell>
          <table:table-cell table:style-name="ce3" office:value-type="float" office:value="0.4655864" calcext:value-type="float">
            <text:p>4,66E-01</text:p>
          </table:table-cell>
          <table:table-cell table:style-name="ce5" office:value-type="float" office:value="0.6" calcext:value-type="float">
            <text:p>6,00E-01</text:p>
          </table:table-cell>
          <table:table-cell table:style-name="ce3" office:value-type="float" office:value="0.6470674" calcext:value-type="float">
            <text:p>6,47E-01</text:p>
          </table:table-cell>
          <table:table-cell table:style-name="ce6" table:formula="of:=([.G10]-[.F10])*1000" office:value-type="float" office:value="134.4136" calcext:value-type="float">
            <text:p>134,4136</text:p>
          </table:table-cell>
          <table:table-cell table:style-name="ce5" table:formula="of:=([.H10]-[.F10])*1000" office:value-type="float" office:value="181.481" calcext:value-type="float">
            <text:p>1,81E+02</text:p>
          </table:table-cell>
          <table:table-cell table:formula="of:=([.F10]-[.F11])*100/[.F10]" office:value-type="float" office:value="-1.64989784924987" calcext:value-type="float">
            <text:p>-1,64989784924987</text:p>
          </table:table-cell>
          <table:table-cell table:formula="of:=1*0.22*0.09*2" office:value-type="float" office:value="0.0396" calcext:value-type="float">
            <text:p>0,0396</text:p>
          </table:table-cell>
          <table:table-cell table:formula="of:=(-[.C10]/[.L10]-100000)/1000/1000" office:value-type="float" office:value="-0.100125268216812" calcext:value-type="float">
            <text:p>-0,100125268216812</text:p>
          </table:table-cell>
          <table:table-cell table:formula="of:=[.I10]-[.M10]" office:value-type="float" office:value="134.513725268217" calcext:value-type="float">
            <text:p>134,513725268217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66785" calcext:value-type="float">
            <text:p>66785</text:p>
          </table:table-cell>
          <table:table-cell table:style-name="Default" office:value-type="float" office:value="4.97423296434" calcext:value-type="float">
            <text:p>4,97423296434</text:p>
          </table:table-cell>
          <table:table-cell office:value-type="float" office:value="0.00191806772909" calcext:value-type="float">
            <text:p>0,00191806772909</text:p>
          </table:table-cell>
          <table:table-cell table:formula="of:=[.D11]*1000" office:value-type="float" office:value="1.91806772909" calcext:value-type="float">
            <text:p>1,91806772909</text:p>
          </table:table-cell>
          <table:table-cell table:style-name="ce3" office:value-type="float" office:value="0.4732681" calcext:value-type="float">
            <text:p>4,73E-01</text:p>
          </table:table-cell>
          <table:table-cell table:style-name="ce5" office:value-type="float" office:value="0.6" calcext:value-type="float">
            <text:p>6,00E-01</text:p>
          </table:table-cell>
          <table:table-cell table:style-name="ce3" office:value-type="float" office:value="0.6500496" calcext:value-type="float">
            <text:p>6,50E-01</text:p>
          </table:table-cell>
          <table:table-cell table:style-name="ce6" table:formula="of:=([.G11]-[.F11])*1000" office:value-type="float" office:value="126.7319" calcext:value-type="float">
            <text:p>126,7319</text:p>
          </table:table-cell>
          <table:table-cell table:style-name="ce5" table:formula="of:=([.H11]-[.F11])*1000" office:value-type="float" office:value="176.7815" calcext:value-type="float">
            <text:p>1,77E+02</text:p>
          </table:table-cell>
          <table:table-cell table:formula="of:=([.F11]-[.F12])*100/[.F11]" office:value-type="float" office:value="-2.50967686180413" calcext:value-type="float">
            <text:p>-2,50967686180413</text:p>
          </table:table-cell>
          <table:table-cell table:formula="of:=1*0.22*0.09*2" office:value-type="float" office:value="0.0396" calcext:value-type="float">
            <text:p>0,0396</text:p>
          </table:table-cell>
          <table:table-cell table:formula="of:=(-[.C11]/[.L11]-100000)/1000/1000" office:value-type="float" office:value="-0.100125611943544" calcext:value-type="float">
            <text:p>-0,100125611943544</text:p>
          </table:table-cell>
          <table:table-cell table:formula="of:=[.I11]-[.M11]" office:value-type="float" office:value="126.832025611944" calcext:value-type="float">
            <text:p>126,832025611944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124366" calcext:value-type="float">
            <text:p>124366</text:p>
          </table:table-cell>
          <table:table-cell table:style-name="Default" office:value-type="float" office:value="5.01183082416" calcext:value-type="float">
            <text:p>5,01183082416</text:p>
          </table:table-cell>
          <table:table-cell office:value-type="float" office:value="0.0018806841852" calcext:value-type="float">
            <text:p>0,0018806841852</text:p>
          </table:table-cell>
          <table:table-cell table:formula="of:=[.D12]*1000" office:value-type="float" office:value="1.8806841852" calcext:value-type="float">
            <text:p>1,8806841852</text:p>
          </table:table-cell>
          <table:table-cell table:style-name="ce3" office:value-type="float" office:value="0.4851456" calcext:value-type="float">
            <text:p>4,85E-01</text:p>
          </table:table-cell>
          <table:table-cell table:style-name="ce5" office:value-type="float" office:value="0.6" calcext:value-type="float">
            <text:p>6,00E-01</text:p>
          </table:table-cell>
          <table:table-cell table:style-name="ce3" office:value-type="float" office:value="0.6548974" calcext:value-type="float">
            <text:p>6,55E-01</text:p>
          </table:table-cell>
          <table:table-cell table:style-name="ce6" table:formula="of:=([.G12]-[.F12])*1000" office:value-type="float" office:value="114.8544" calcext:value-type="float">
            <text:p>114,8544</text:p>
          </table:table-cell>
          <table:table-cell table:style-name="ce5" table:formula="of:=([.H12]-[.F12])*1000" office:value-type="float" office:value="169.7518" calcext:value-type="float">
            <text:p>1,70E+02</text:p>
          </table:table-cell>
          <table:table-cell table:formula="of:=([.F12]-[.F13])*100/[.F12]" office:value-type="float" office:value="-0.159209936151116" calcext:value-type="float">
            <text:p>-0,159209936151116</text:p>
          </table:table-cell>
          <table:table-cell table:formula="of:=1*0.22*0.09*2" office:value-type="float" office:value="0.0396" calcext:value-type="float">
            <text:p>0,0396</text:p>
          </table:table-cell>
          <table:table-cell table:formula="of:=(-[.C12]/[.L12]-100000)/1000/1000" office:value-type="float" office:value="-0.100126561384448" calcext:value-type="float">
            <text:p>-0,100126561384448</text:p>
          </table:table-cell>
          <table:table-cell table:formula="of:=[.I12]-[.M12]" office:value-type="float" office:value="114.954526561385" calcext:value-type="float">
            <text:p>114,954526561385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96676" calcext:value-type="float">
            <text:p>196676</text:p>
          </table:table-cell>
          <table:table-cell table:style-name="Default" office:value-type="float" office:value="5.04379032845" calcext:value-type="float">
            <text:p>5,04379032845</text:p>
          </table:table-cell>
          <table:table-cell office:value-type="float" office:value="0.00186558127011" calcext:value-type="float">
            <text:p>0,00186558127011</text:p>
          </table:table-cell>
          <table:table-cell table:formula="of:=[.D13]*1000" office:value-type="float" office:value="1.86558127011" calcext:value-type="float">
            <text:p>1,86558127011</text:p>
          </table:table-cell>
          <table:table-cell table:style-name="Default" office:value-type="float" office:value="0.485918" calcext:value-type="float">
            <text:p>0,485918</text:p>
          </table:table-cell>
          <table:table-cell table:style-name="ce5" office:value-type="float" office:value="0.6" calcext:value-type="float">
            <text:p>6,00E-01</text:p>
          </table:table-cell>
          <table:table-cell table:style-name="ce3" office:value-type="float" office:value="0.6490987" calcext:value-type="float">
            <text:p>6,49E-01</text:p>
          </table:table-cell>
          <table:table-cell table:style-name="ce6" table:formula="of:=([.G13]-[.F13])*1000" office:value-type="float" office:value="114.082" calcext:value-type="float">
            <text:p>114,082</text:p>
          </table:table-cell>
          <table:table-cell table:style-name="ce5" table:formula="of:=([.H13]-[.F13])*1000" office:value-type="float" office:value="163.1807" calcext:value-type="float">
            <text:p>1,63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,0396</text:p>
          </table:table-cell>
          <table:table-cell table:formula="of:=(-[.C13]/[.L13]-100000)/1000/1000" office:value-type="float" office:value="-0.100127368442638" calcext:value-type="float">
            <text:p>-0,100127368442638</text:p>
          </table:table-cell>
          <table:table-cell table:formula="of:=[.I13]-[.M13]" office:value-type="float" office:value="114.182127368443" calcext:value-type="float">
            <text:p>114,18212736844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Power Pressure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ower T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0.546133452500134" calcext:value-type="float">
            <text:p>0,546133452500134</text:p>
          </table:table-cell>
          <table:table-cell table:formula="of:=-([.F8]-[.F9])/[.F8]*100" office:value-type="float" office:value="0.165651599886873" calcext:value-type="float">
            <text:p>0,165651599886873</text:p>
          </table:table-cell>
          <table:table-cell/>
          <table:table-cell table:style-name="ce5" table:formula="of:=[.F8]*1000" office:value-type="float" office:value="460.3638" calcext:value-type="float">
            <text:p>4,60E+02</text:p>
          </table:table-cell>
          <table:table-cell/>
          <table:table-cell table:formula="of:=[.B8]" office:value-type="float" office:value="10328" calcext:value-type="float">
            <text:p>10328</text:p>
          </table:table-cell>
          <table:table-cell office:value-type="float" office:value="4.75325374962" calcext:value-type="float">
            <text:p>4,75325374962</text:p>
          </table:table-cell>
          <table:table-cell office:value-type="float" office:value="-0.199822640185" calcext:value-type="float">
            <text:p>-0,199822640185</text:p>
          </table:table-cell>
          <table:table-cell table:formula="of:=[.C8]" office:value-type="float" office:value="4.55343110943" calcext:value-type="float">
            <text:p>4,5534311094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3.19401415965202" calcext:value-type="float">
            <text:p>3,19401415965202</text:p>
          </table:table-cell>
          <table:table-cell table:formula="of:=-([.F9]-[.F10])/[.F9]*100" office:value-type="float" office:value="0.967196846678052" calcext:value-type="float">
            <text:p>0,967196846678052</text:p>
          </table:table-cell>
          <table:table-cell/>
          <table:table-cell table:style-name="ce5" table:formula="of:=[.F9]*1000" office:value-type="float" office:value="461.1264" calcext:value-type="float">
            <text:p>4,61E+02</text:p>
          </table:table-cell>
          <table:table-cell/>
          <table:table-cell table:formula="of:=[.B9]" office:value-type="float" office:value="25275" calcext:value-type="float">
            <text:p>25275</text:p>
          </table:table-cell>
          <table:table-cell office:value-type="float" office:value="5.03488321007" calcext:value-type="float">
            <text:p>5,03488321007</text:p>
          </table:table-cell>
          <table:table-cell office:value-type="float" office:value="-0.191661431595" calcext:value-type="float">
            <text:p>-0,191661431595</text:p>
          </table:table-cell>
          <table:table-cell table:formula="of:=[.C9]" office:value-type="float" office:value="4.84322177847" calcext:value-type="float">
            <text:p>4,8432217784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5.50122389466335" calcext:value-type="float">
            <text:p>5,50122389466335</text:p>
          </table:table-cell>
          <table:table-cell table:formula="of:=-([.F10]-[.F11])/[.F10]*100" office:value-type="float" office:value="1.64989784924987" calcext:value-type="float">
            <text:p>1,64989784924987</text:p>
          </table:table-cell>
          <table:table-cell/>
          <table:table-cell table:style-name="ce5" table:formula="of:=[.F10]*1000" office:value-type="float" office:value="465.5864" calcext:value-type="float">
            <text:p>4,66E+02</text:p>
          </table:table-cell>
          <table:table-cell/>
          <table:table-cell table:formula="of:=[.B10]" office:value-type="float" office:value="44380" calcext:value-type="float">
            <text:p>44380</text:p>
          </table:table-cell>
          <table:table-cell office:value-type="float" office:value="5.15349730019" calcext:value-type="float">
            <text:p>5,15349730019</text:p>
          </table:table-cell>
          <table:table-cell office:value-type="float" office:value="-0.192875914447" calcext:value-type="float">
            <text:p>-0,192875914447</text:p>
          </table:table-cell>
          <table:table-cell table:formula="of:=[.C10]" office:value-type="float" office:value="4.96062138575" calcext:value-type="float">
            <text:p>4,9606213857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8.50603210342307" calcext:value-type="float">
            <text:p>8,50603210342307</text:p>
          </table:table-cell>
          <table:table-cell table:formula="of:=-([.F11]-[.F12])/[.F11]*100" office:value-type="float" office:value="2.50967686180413" calcext:value-type="float">
            <text:p>2,50967686180413</text:p>
          </table:table-cell>
          <table:table-cell/>
          <table:table-cell table:style-name="ce5" table:formula="of:=[.F11]*1000" office:value-type="float" office:value="473.2681" calcext:value-type="float">
            <text:p>4,73E+02</text:p>
          </table:table-cell>
          <table:table-cell/>
          <table:table-cell table:formula="of:=[.B11]" office:value-type="float" office:value="66785" calcext:value-type="float">
            <text:p>66785</text:p>
          </table:table-cell>
          <table:table-cell office:value-type="float" office:value="5.15550098533" calcext:value-type="float">
            <text:p>5,15550098533</text:p>
          </table:table-cell>
          <table:table-cell office:value-type="float" office:value="-0.181268020992" calcext:value-type="float">
            <text:p>-0,181268020992</text:p>
          </table:table-cell>
          <table:table-cell table:formula="of:=[.C11]" office:value-type="float" office:value="4.97423296434" calcext:value-type="float">
            <text:p>4,9742329643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0.553151689891276" calcext:value-type="float">
            <text:p>0,553151689891276</text:p>
          </table:table-cell>
          <table:table-cell table:formula="of:=-([.F12]-[.F13])/[.F12]*100" office:value-type="float" office:value="0.159209936151116" calcext:value-type="float">
            <text:p>0,159209936151116</text:p>
          </table:table-cell>
          <table:table-cell/>
          <table:table-cell table:style-name="ce5" table:formula="of:=[.F12]*1000" office:value-type="float" office:value="485.1456" calcext:value-type="float">
            <text:p>4,85E+02</text:p>
          </table:table-cell>
          <table:table-cell/>
          <table:table-cell table:formula="of:=[.B12]" office:value-type="float" office:value="124366" calcext:value-type="float">
            <text:p>124366</text:p>
          </table:table-cell>
          <table:table-cell office:value-type="float" office:value="5.18765542502" calcext:value-type="float">
            <text:p>5,18765542502</text:p>
          </table:table-cell>
          <table:table-cell office:value-type="float" office:value="-0.175824600862" calcext:value-type="float">
            <text:p>-0,175824600862</text:p>
          </table:table-cell>
          <table:table-cell table:formula="of:=[.C12]" office:value-type="float" office:value="5.01183082416" calcext:value-type="float">
            <text:p>5,011830824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81.6994446998702" calcext:value-type="float">
            <text:p>81,6994446998702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5.918" calcext:value-type="float">
            <text:p>4,86E+02</text:p>
          </table:table-cell>
          <table:table-cell/>
          <table:table-cell table:formula="of:=[.B13]" office:value-type="float" office:value="196676" calcext:value-type="float">
            <text:p>196676</text:p>
          </table:table-cell>
          <table:table-cell office:value-type="float" office:value="5.21166908196" calcext:value-type="float">
            <text:p>5,21166908196</text:p>
          </table:table-cell>
          <table:table-cell office:value-type="float" office:value="-0.167878753512" calcext:value-type="float">
            <text:p>-0,167878753512</text:p>
          </table:table-cell>
          <table:table-cell table:formula="of:=[.C13]" office:value-type="float" office:value="5.04379032845" calcext:value-type="float">
            <text:p>5,04379032845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loext:min-decimal-places="10" number:min-integer-digits="1"/>
    </number:number-style>
    <number:number-style style:name="N105">
      <number:number number:decimal-places="9" loext:min-decimal-places="9" number:min-integer-digits="1"/>
    </number:number-style>
    <number:number-style style:name="N106">
      <number:number number:decimal-places="8" loext:min-decimal-places="8"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4:54:18.606090067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9T15:09:54.875173112</dc:date>
    <meta:editing-duration>PT1H38M44S</meta:editing-duration>
    <meta:editing-cycles>16</meta:editing-cycles>
    <meta:generator>LibreOffice/5.4.6.2$Linux_X86_64 LibreOffice_project/40m0$Build-2</meta:generator>
    <meta:document-statistic meta:table-count="1" meta:cell-count="1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9cm" chart:style-name="ch2">
          <text:p>Total pressure at outlet patch  (2.4 seconds)</text:p>
        </chart:title>
        <chart:plot-area chart:style-name="ch3" table:cell-range-address="Sheet1.B8:Sheet1.B13 Sheet1.G18:Sheet1.G23" svg:x="1.315cm" svg:y="1.321cm" svg:width="13.622cm" svg:height="7.656cm">
          <chartooo:coordinate-region svg:x="2.122cm" svg:y="1.52cm" svg:width="12.258cm" svg:height="6.81cm"/>
          <chart:axis chart:dimension="x" chart:name="primary-x" chart:style-name="ch4">
            <chart:title svg:x="7.103cm" svg:y="9.18cm" chart:style-name="ch5">
              <text:p>Cells number</text:p>
            </chart:title>
          </chart:axis>
          <chart:axis chart:dimension="y" chart:name="primary-y" chart:style-name="ch6">
            <chart:title svg:x="0.451cm" svg:y="6.794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60.3638">
                <text:p>460.3638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461.1264">
                <text:p>461.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465.5864">
                <text:p>465.5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473.2681">
                <text:p>473.2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485.1456">
                <text:p>485.1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485.918">
                <text:p>485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03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79cm" svg:width="10.82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418cm" svg:y="0.379cm" svg:width="10.8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603638">
                <text:p>0.4603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11264">
                <text:p>0.4611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5864">
                <text:p>0.4655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32681">
                <text:p>0.4732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51456">
                <text:p>0.4851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5918">
                <text:p>0.485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03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79cm" svg:width="10.93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39.6362">
                <text:p>139.6362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8.8736">
                <text:p>138.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4136">
                <text:p>134.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6.7319">
                <text:p>126.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4.8544">
                <text:p>114.8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4.082">
                <text:p>114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9cm" chart:style-name="ch2">
          <text:p>Total pressure drop at 2.4 seconds</text:p>
        </chart:title>
        <chart:plot-area chart:style-name="ch3" table:cell-range-address="Sheet1.B8:Sheet1.B13 Sheet1.J8:Sheet1.J13" svg:x="1.315cm" svg:y="1.321cm" svg:width="13.622cm" svg:height="7.656cm">
          <chartooo:coordinate-region svg:x="2.122cm" svg:y="1.321cm" svg:width="12.258cm" svg:height="7.009cm"/>
          <chart:axis chart:dimension="x" chart:name="primary-x" chart:style-name="ch4">
            <chart:title svg:x="7.103cm" svg:y="9.18cm" chart:style-name="ch5">
              <text:p>Cells number</text:p>
            </chart:title>
          </chart:axis>
          <chart:axis chart:dimension="y" chart:name="primary-y" chart:style-name="ch6">
            <chart:title svg:x="0.451cm" svg:y="6.794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87.5014">
                <text:p>187.5014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182.8425">
                <text:p>182.8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181.481">
                <text:p>181.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176.7815">
                <text:p>176.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169.7518">
                <text:p>169.7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163.1807">
                <text:p>163.18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9cm" chart:style-name="ch2">
          <text:p>Mean Power of the last turn</text:p>
        </chart:title>
        <chart:plot-area chart:style-name="ch3" table:cell-range-address="Sheet1.B8:Sheet1.C13" svg:x="1.315cm" svg:y="1.321cm" svg:width="13.622cm" svg:height="7.656cm">
          <chartooo:coordinate-region svg:x="2.042cm" svg:y="1.521cm" svg:width="12.338cm" svg:height="6.809cm"/>
          <chart:axis chart:dimension="x" chart:name="primary-x" chart:style-name="ch4">
            <chart:title svg:x="7.103cm" svg:y="9.18cm" chart:style-name="ch5">
              <text:p>Cells number</text:p>
            </chart:title>
          </chart:axis>
          <chart:axis chart:dimension="y" chart:name="primary-y" chart:style-name="ch6">
            <chart:title svg:x="0.451cm" svg:y="5.934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.55343110943">
                <text:p>4.55343110943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4.84322177847">
                <text:p>4.84322177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4.96062138575">
                <text:p>4.9606213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4.97423296434">
                <text:p>4.9742329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5.01183082416">
                <text:p>5.01183082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5.04379032845">
                <text:p>5.043790328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9cm" chart:style-name="ch2">
          <text:p>Total pressure drop at 2.4 seconds (constant inlet)</text:p>
        </chart:title>
        <chart:plot-area chart:style-name="ch3" table:cell-range-address="Sheet1.B8:Sheet1.B13 Sheet1.I8:Sheet1.I13" svg:x="1.315cm" svg:y="1.321cm" svg:width="13.622cm" svg:height="7.656cm">
          <chartooo:coordinate-region svg:x="1.936cm" svg:y="1.321cm" svg:width="12.258cm" svg:height="7.009cm"/>
          <chart:axis chart:dimension="x" chart:name="primary-x" chart:style-name="ch4">
            <chart:title svg:x="7.103cm" svg:y="9.18cm" chart:style-name="ch5">
              <text:p>Cells number</text:p>
            </chart:title>
          </chart:axis>
          <chart:axis chart:dimension="y" chart:name="primary-y" chart:style-name="ch6">
            <chart:title svg:x="0.451cm" svg:y="6.794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39.6362">
                <text:p>139.6362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138.8736">
                <text:p>138.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134.4136">
                <text:p>134.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126.7319">
                <text:p>126.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114.8544">
                <text:p>114.8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114.082">
                <text:p>114.0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9cm" chart:style-name="ch2">
          <text:p>Power</text:p>
        </chart:title>
        <chart:legend svg:x="8.37cm" svg:y="2.161cm" style:legend-expansion="custom" chartooo:width="4.266cm" chartooo:height="1.007cm" style:legend-expansion-aspect-ratio="4.23634558093347" chart:style-name="ch3"/>
        <chart:plot-area chart:style-name="ch4" table:cell-range-address="Sheet1.I18:Sheet1.K23 Sheet1.J17:Sheet1.K17" chart:data-source-has-labels="row" svg:x="1.056cm" svg:y="0.84cm" svg:width="13.091cm" svg:height="8.512cm">
          <chartooo:coordinate-region svg:x="1.783cm" svg:y="1.039cm" svg:width="11.345cm" svg:height="7.666cm"/>
          <chart:axis chart:dimension="x" chart:name="primary-x" chart:style-name="ch5">
            <chart:title svg:x="6.578cm" svg:y="9.555cm" chart:style-name="ch6">
              <text:p>Cells number</text:p>
            </chart:title>
          </chart:axis>
          <chart:axis chart:dimension="y" chart:name="primary-y" chart:style-name="ch7">
            <chart:title svg:x="0.192cm" svg:y="6.675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451cm" svg:y="6.463cm" chart:style-name="ch8">
              <text:p>Power (Shear) [W]</text:p>
            </chart:title>
          </chart:axis>
          <chart:series chart:attached-axis="primary-y" chart:style-name="ch11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series chart:attached-axis="secondary-y" chart:style-name="ch12" chart:values-cell-range-address="Sheet1.K18:Sheet1.K23" chart:label-cell-address="Sheet1.K17:Sheet1.K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Power Pressure</text:p>
                <draw:g>
                  <svg:desc>Sheet1.J17:Sheet1.J17</svg:desc>
                </draw:g>
              </table:table-cell>
              <table:table-cell office:value-type="string">
                <text:p>Power Tau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18:Sheet1.I23</svg:desc>
                </draw:g>
              </table:table-cell>
              <table:table-cell office:value-type="float" office:value="4.75325374962">
                <text:p>4.75325374962</text:p>
                <draw:g>
                  <svg:desc>Sheet1.J18:Sheet1.J23</svg:desc>
                </draw:g>
              </table:table-cell>
              <table:table-cell office:value-type="float" office:value="-0.199822640185">
                <text:p>-0.199822640185</text:p>
                <draw:g>
                  <svg:desc>Sheet1.K1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5.03488321007">
                <text:p>5.03488321007</text:p>
              </table:table-cell>
              <table:table-cell office:value-type="float" office:value="-0.191661431595">
                <text:p>-0.191661431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5.15349730019">
                <text:p>5.15349730019</text:p>
              </table:table-cell>
              <table:table-cell office:value-type="float" office:value="-0.192875914447">
                <text:p>-0.192875914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5.15550098533">
                <text:p>5.15550098533</text:p>
              </table:table-cell>
              <table:table-cell office:value-type="float" office:value="-0.181268020992">
                <text:p>-0.181268020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5.18765542502">
                <text:p>5.18765542502</text:p>
              </table:table-cell>
              <table:table-cell office:value-type="float" office:value="-0.175824600862">
                <text:p>-0.175824600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5.21166908196">
                <text:p>5.21166908196</text:p>
              </table:table-cell>
              <table:table-cell office:value-type="float" office:value="-0.167878753512">
                <text:p>-0.167878753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